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6383" table:default-cell-style-name="ce2"/>
        <table:table-row table:style-name="ro1">
          <table:table-cell table:style-name="ce1" office:value-type="string" calcext:value-type="string">
            <text:p>Missing componen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. Main Distribution BM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rminal block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2. Hall effect sensor with magnets</text:p>
          </table:table-cell>
          <table:table-cell table:number-columns-repeated="16383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4T15:15:45.204000000</meta:creation-date>
    <dc:date>2022-12-24T20:37:14.617000000</dc:date>
    <meta:editing-duration>PT5H21M29S</meta:editing-duration>
    <meta:editing-cycles>1</meta:editing-cycles>
    <meta:document-statistic meta:table-count="1" meta:cell-count="4" meta:object-count="0"/>
    <meta:generator>LibreOffice/7.4.2.3$Windows_X86_64 LibreOffice_project/382eef1f22670f7f4118c8c2dd222ec7ad009daf</meta:generator>
  </office:meta>
</office:document-meta>
</file>